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8pt" style:text-underline-style="none" fo:font-weight="bold" officeooo:rsid="0019daf8" officeooo:paragraph-rsid="0019daf8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15pt" style:text-underline-style="none" fo:font-weight="bold" officeooo:rsid="0019daf8" officeooo:paragraph-rsid="0019daf8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style:text-underline-style="none" fo:font-weight="bold" officeooo:rsid="0019daf8" officeooo:paragraph-rsid="00208f90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style:text-underline-style="none" fo:font-weight="bold" officeooo:rsid="001bad1b" officeooo:paragraph-rsid="001bad1b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style:text-underline-style="none" fo:font-weight="normal" officeooo:rsid="0019daf8" officeooo:paragraph-rsid="0019daf8" style:font-size-asian="15pt" style:font-weight-asian="normal" style:font-size-complex="15pt" style:font-weight-complex="normal"/>
    </style:style>
    <style:style style:name="P6" style:family="paragraph" style:parent-style-name="Standard">
      <style:text-properties fo:font-size="15pt" style:text-underline-style="none" fo:font-weight="normal" officeooo:rsid="0019daf8" officeooo:paragraph-rsid="00208f90" style:font-size-asian="15pt" style:font-weight-asian="normal" style:font-size-complex="15pt" style:font-weight-complex="normal"/>
    </style:style>
    <style:style style:name="P7" style:family="paragraph" style:parent-style-name="Standard">
      <style:text-properties fo:color="#1c3687" fo:font-size="13pt" style:text-underline-style="none" fo:font-weight="bold" officeooo:rsid="0019daf8" officeooo:paragraph-rsid="0019daf8" style:font-size-asian="13pt" style:font-weight-asian="bold" style:font-size-complex="13pt" style:font-weight-complex="bold"/>
    </style:style>
    <style:style style:name="P8" style:family="paragraph" style:parent-style-name="Standard">
      <style:text-properties fo:color="#000000" fo:font-size="15pt" style:text-underline-style="none" fo:font-weight="normal" officeooo:rsid="001ef5de" officeooo:paragraph-rsid="001ef5de" style:font-size-asian="15pt" style:font-weight-asian="normal" style:font-size-complex="15pt" style:font-weight-complex="normal"/>
    </style:style>
    <style:style style:name="P9" style:family="paragraph" style:parent-style-name="Standard">
      <style:text-properties fo:color="#000000" fo:font-size="15pt" style:text-underline-style="none" fo:font-weight="normal" officeooo:rsid="00208f90" officeooo:paragraph-rsid="00208f90" style:font-size-asian="15pt" style:font-weight-asian="normal" style:font-size-complex="15pt" style:font-weight-complex="normal"/>
    </style:style>
    <style:style style:name="P10" style:family="paragraph" style:parent-style-name="Standard">
      <style:text-properties fo:color="#000000" officeooo:rsid="00208f90" officeooo:paragraph-rsid="00208f90"/>
    </style:style>
    <style:style style:name="P11" style:family="paragraph" style:parent-style-name="Standard">
      <style:text-properties fo:color="#000000" officeooo:rsid="0022c4de" officeooo:paragraph-rsid="0022c4de"/>
    </style:style>
    <style:style style:name="P12" style:family="paragraph" style:parent-style-name="Standard">
      <style:text-properties fo:color="#000000" fo:font-weight="normal" officeooo:paragraph-rsid="0022c4de" style:font-weight-asian="normal" style:font-weight-complex="normal"/>
    </style:style>
    <style:style style:name="P13" style:family="paragraph" style:parent-style-name="Standard">
      <style:text-properties fo:color="#000000" fo:font-weight="normal" officeooo:rsid="0023de9b" officeooo:paragraph-rsid="0023de9b" style:font-weight-asian="normal" style:font-weight-complex="normal"/>
    </style:style>
    <style:style style:name="P14" style:family="paragraph" style:parent-style-name="Standard">
      <style:text-properties fo:color="#182f7c" fo:font-size="15pt" style:text-underline-style="none" fo:font-weight="normal" officeooo:rsid="001ef5de" officeooo:paragraph-rsid="001ef5de" style:font-size-asian="15pt" style:font-weight-asian="normal" style:font-size-complex="15pt" style:font-weight-complex="normal"/>
    </style:style>
    <style:style style:name="P15" style:family="paragraph" style:parent-style-name="Standard" style:list-style-name="L4">
      <style:text-properties fo:color="#182f7c" fo:font-size="15pt" style:text-underline-style="none" fo:font-weight="normal" officeooo:rsid="001ef5de" officeooo:paragraph-rsid="001ef5de" style:font-size-asian="15pt" style:font-weight-asian="normal" style:font-size-complex="15pt" style:font-weight-complex="normal"/>
    </style:style>
    <style:style style:name="P16" style:family="paragraph" style:parent-style-name="Standard">
      <style:text-properties fo:color="#182f7c" fo:font-weight="bold" officeooo:rsid="0023de9b" officeooo:paragraph-rsid="0023de9b" style:font-weight-asian="bold" style:font-weight-complex="bold"/>
    </style:style>
    <style:style style:name="P17" style:family="paragraph" style:parent-style-name="Standard" style:list-style-name="L13">
      <style:text-properties fo:color="#182f7c" fo:font-weight="bold" officeooo:rsid="0023de9b" officeooo:paragraph-rsid="0023de9b" style:font-weight-asian="bold" style:font-weight-complex="bold"/>
    </style:style>
    <style:style style:name="P18" style:family="paragraph" style:parent-style-name="Standard" style:list-style-name="L3">
      <style:text-properties officeooo:paragraph-rsid="00208f90"/>
    </style:style>
    <style:style style:name="P19" style:family="paragraph" style:parent-style-name="Standard" style:list-style-name="L8">
      <style:text-properties officeooo:paragraph-rsid="00208f90"/>
    </style:style>
    <style:style style:name="P20" style:family="paragraph" style:parent-style-name="Standard" style:list-style-name="L9">
      <style:text-properties officeooo:paragraph-rsid="0019daf8"/>
    </style:style>
    <style:style style:name="P21" style:family="paragraph" style:parent-style-name="Standard" style:list-style-name="L10">
      <style:text-properties officeooo:paragraph-rsid="0019daf8"/>
    </style:style>
    <style:style style:name="P22" style:family="paragraph" style:parent-style-name="Standard" style:list-style-name="L12">
      <style:text-properties officeooo:paragraph-rsid="0022c4de"/>
    </style:style>
    <style:style style:name="P23" style:family="paragraph" style:parent-style-name="Standard">
      <style:text-properties officeooo:paragraph-rsid="0022c4de"/>
    </style:style>
    <style:style style:name="P24" style:family="paragraph" style:parent-style-name="Standard">
      <style:text-properties officeooo:rsid="0023de9b" officeooo:paragraph-rsid="0023de9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780f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size="15pt" style:text-underline-style="none" fo:font-weight="bold" style:font-size-asian="15pt" style:font-weight-asian="bold" style:font-size-complex="15pt" style:font-weight-complex="bold"/>
    </style:style>
    <style:style style:name="T8" style:family="text">
      <style:text-properties fo:color="#000000" fo:font-size="15pt" style:text-underline-style="none" fo:font-weight="bold" officeooo:rsid="0022c4de" style:font-size-asian="15pt" style:font-weight-asian="bold" style:font-size-complex="15pt" style:font-weight-complex="bold"/>
    </style:style>
    <style:style style:name="T9" style:family="text">
      <style:text-properties fo:color="#000000" fo:font-size="15pt" style:text-underline-style="none" fo:font-weight="normal" officeooo:rsid="0022c4de" style:font-size-asian="15pt" style:font-weight-asian="normal" style:font-size-complex="15pt" style:font-weight-complex="normal"/>
    </style:style>
    <style:style style:name="T10" style:family="text">
      <style:text-properties fo:color="#000000" fo:font-size="15pt" style:text-underline-style="none" style:font-size-asian="15pt" style:font-size-complex="15pt"/>
    </style:style>
    <style:style style:name="T11" style:family="text">
      <style:text-properties fo:color="#182f7c" fo:font-size="15pt" style:text-underline-style="none" fo:font-weight="bold" officeooo:rsid="00208f90" style:font-size-asian="15pt" style:font-weight-asian="bold" style:font-size-complex="15pt" style:font-weight-complex="bold"/>
    </style:style>
    <style:style style:name="T12" style:family="text">
      <style:text-properties fo:color="#182f7c" fo:font-size="15pt" style:text-underline-style="none" fo:font-weight="bold" officeooo:rsid="0019daf8" style:font-size-asian="15pt" style:font-weight-asian="bold" style:font-size-complex="15pt" style:font-weight-complex="bold"/>
    </style:style>
    <style:style style:name="T13" style:family="text">
      <style:text-properties fo:color="#182f7c" fo:font-size="15pt" style:text-underline-style="none" fo:font-weight="bold" officeooo:rsid="0022c4de" style:font-size-asian="15pt" style:font-weight-asian="bold" style:font-size-complex="15pt" style:font-weight-complex="bold"/>
    </style:style>
    <style:style style:name="T14" style:family="text">
      <style:text-properties fo:color="#1c3687" fo:font-size="15pt" style:text-underline-style="none" fo:font-weight="bold" officeooo:rsid="001bad1b" style:font-size-asian="15pt" style:font-weight-asian="bold" style:font-size-complex="15pt" style:font-weight-complex="bold"/>
    </style:style>
    <style:style style:name="T15" style:family="text">
      <style:text-properties fo:color="#1c3687" fo:font-size="15pt" style:text-underline-style="none" fo:font-weight="bold" officeooo:rsid="0019daf8" style:font-size-asian="15pt" style:font-weight-asian="bold" style:font-size-complex="15pt" style:font-weight-complex="bold"/>
    </style:style>
    <style:style style:name="T16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17" style:family="text">
      <style:text-properties fo:font-size="15pt" style:text-underline-style="none" fo:font-weight="bold" officeooo:rsid="0022c4de" style:font-size-asian="15pt" style:font-weight-asian="bold" style:font-size-complex="15pt" style:font-weight-complex="bold"/>
    </style:style>
    <style:style style:name="T18" style:family="text">
      <style:text-properties fo:font-size="15pt" style:text-underline-style="none" style:font-size-asian="15pt" style:font-size-complex="15pt"/>
    </style:style>
    <style:style style:name="T19" style:family="text">
      <style:text-properties fo:font-size="15pt" style:text-underline-style="none" officeooo:rsid="0022c4de" style:font-size-asian="15pt" style:font-size-complex="15pt"/>
    </style:style>
    <style:style style:name="T20" style:family="text">
      <style:text-properties officeooo:rsid="0021c0b7"/>
    </style:style>
    <style:style style:name="T21" style:family="text">
      <style:text-properties fo:color="#491d74" fo:font-size="15pt" style:text-underline-style="none" style:font-size-asian="15pt" style:font-size-complex="15pt"/>
    </style:style>
    <style:style style:name="T22" style:family="text">
      <style:text-properties fo:color="#ce181e" fo:font-size="15pt" style:text-underline-style="none" style:font-size-asian="15pt" style:font-size-complex="15pt"/>
    </style:style>
    <style:style style:name="T23" style:family="text">
      <style:text-properties fo:color="#ba131a" fo:font-size="15pt" style:text-underline-style="none" officeooo:rsid="0022c4de" style:font-size-asian="15pt" style:font-size-complex="1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6cm" fo:text-indent="-0.635cm" fo:margin-left="3.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95cm" fo:text-indent="-0.635cm" fo:margin-left="3.99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3cm" fo:text-indent="-0.635cm" fo:margin-left="4.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cm" fo:text-indent="-0.635cm" fo:margin-left="5.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7cm" fo:text-indent="-0.635cm" fo:margin-left="7.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05cm" fo:text-indent="-0.635cm" fo:margin-left="7.8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4cm" fo:text-indent="-0.635cm" fo:margin-left="8.44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6cm" fo:text-indent="-0.635cm" fo:margin-left="3.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95cm" fo:text-indent="-0.635cm" fo:margin-left="3.99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3cm" fo:text-indent="-0.635cm" fo:margin-left="4.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cm" fo:text-indent="-0.635cm" fo:margin-left="5.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7cm" fo:text-indent="-0.635cm" fo:margin-left="7.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05cm" fo:text-indent="-0.635cm" fo:margin-left="7.8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4cm" fo:text-indent="-0.635cm" fo:margin-left="8.44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99cm" fo:text-indent="-0.635cm" fo:margin-left="2.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625cm" fo:text-indent="-0.635cm" fo:margin-left="3.62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26cm" fo:text-indent="-0.635cm" fo:margin-left="4.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895cm" fo:text-indent="-0.635cm" fo:margin-left="4.89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53cm" fo:text-indent="-0.635cm" fo:margin-left="5.5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165cm" fo:text-indent="-0.635cm" fo:margin-left="6.1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8cm" fo:text-indent="-0.635cm" fo:margin-left="6.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435cm" fo:text-indent="-0.635cm" fo:margin-left="7.4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07cm" fo:text-indent="-0.635cm" fo:margin-left="8.0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705cm" fo:text-indent="-0.635cm" fo:margin-left="8.70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54cm" fo:text-indent="-0.635cm" fo:margin-left="3.2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94cm" fo:text-indent="-0.635cm" fo:margin-left="5.79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99cm" fo:text-indent="-0.635cm" fo:margin-left="7.69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34cm" fo:text-indent="-0.635cm" fo:margin-left="8.33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69cm" fo:text-indent="-0.635cm" fo:margin-left="8.969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9"/><text:span text:style-name="T3">Créer un ficher exercice.sql</text:span></text:p>
      <text:p text:style-name="P1"><text:span text:style-name="T3"/></text:p>
      <text:p text:style-name="P2">1- Afficher la liste des pays ou simplon est present.</text:p>
      <text:p text:style-name="P2"/>
      <text:list xml:id="list2798411988" text:style-name="L8">
        <text:list-item>
          <text:p text:style-name="P19"><text:span text:style-name="T15">select * from pays;</text:span></text:p>
        </text:list-item>
      </text:list>
      <text:p text:style-name="P6">+----+-----------+--------+</text:p>
      <text:p text:style-name="P6">| id | nom <text:s text:c="6"/>| ville <text:s/>|</text:p>
      <text:p text:style-name="P6">+----+-----------+--------+</text:p>
      <text:p text:style-name="P6">| <text:s/>1 | Sénégal <text:s text:c="2"/>| Dakar <text:s/>|</text:p>
      <text:p text:style-name="P6">| <text:s/>2 | Mali <text:s text:c="5"/>| Bamako |</text:p>
      <text:p text:style-name="P6">| <text:s/>3 | Sénégal <text:s text:c="2"/>| <text:span text:style-name="T20">Thiès</text:span> <text:s/>|</text:p>
      <text:p text:style-name="P3"><text:span text:style-name="T4">+----+-----------+--------</text:span>+</text:p>
      <text:p text:style-name="P2">2- Afficher la liste des fabriques de la ville de Dakar.</text:p>
      <text:p text:style-name="P7"/>
      <text:list xml:id="list523961657" text:style-name="L9">
        <text:list-item>
          <text:p text:style-name="P20"><text:span text:style-name="T14">select nom from fabrique where ville = 'Dakar';</text:span></text:p>
        </text:list-item>
      </text:list>
      <text:p text:style-name="P5">+-------------------+</text:p>
      <text:p text:style-name="P5">| nom <text:s text:c="14"/>|</text:p>
      <text:p text:style-name="P5">+-------------------+</text:p>
      <text:p text:style-name="P5">| simplon <text:s text:c="10"/>|</text:p>
      <text:p text:style-name="P5">| simplon académie <text:s/>|</text:p>
      <text:p text:style-name="P5">+-------------------+</text:p>
      <text:p text:style-name="P4">3- Afficher la liste des pays qui ont au moins 2 fabriques<text:span text:style-name="T5">.</text:span></text:p>
      <text:p text:style-name="P4"><text:span text:style-name="T5"/></text:p>
      <text:list xml:id="list1684171116" text:style-name="L10">
        <text:list-item>
          <text:p text:style-name="P21"><text:span text:style-name="T12">select count(*) from pays where fabrique &gt; 2;</text:span></text:p>
        </text:list-item>
      </text:list>
      <text:p text:style-name="P8"><text:span text:style-name="T1"/></text:p>
      <text:p text:style-name="P8"><text:span text:style-name="T1">4- Aff</text:span><text:span text:style-name="T2">e</text:span><text:span text:style-name="T1">icher le nombre d’apprenant par fabrique.</text:span></text:p>
      <text:list xml:id="list3440629731" text:style-name="L4">
        <text:list-header>
          <text:p text:style-name="P15"><text:span text:style-name="T6"/></text:p>
        </text:list-header>
        <text:list-item>
          <text:p text:style-name="P15"><text:span text:style-name="T1">select count(nombre_apprenant) from fabrique;</text:span></text:p>
        </text:list-item>
      </text:list>
      <text:p text:style-name="P14"><text:span text:style-name="T1"/></text:p>
      <text:p text:style-name="P9"><text:span text:style-name="T1">5- Afficher la liste des référentiel par fabrique.</text:span></text:p>
      <text:p text:style-name="P9"><text:span text:style-name="T1"/></text:p>
      <text:list xml:id="list795822735" text:style-name="L3">
        <text:list-item>
          <text:p text:style-name="P18"><text:span text:style-name="T11">select count(nom-ref) from fabrique;</text:span></text:p>
        </text:list-item>
      </text:list>
      <text:p text:style-name="P10"><text:span text:style-name="T16"/></text:p>
      <text:p text:style-name="P10"><text:span text:style-name="T16">6- La liste des apprenants qui ont au moins un contrat.</text:span></text:p>
      <text:p text:style-name="P10"><text:span text:style-name="T16"/></text:p>
      <text:p text:style-name="P11"><text:span text:style-name="T16">7- «Écrire l’ordre sql qui permet d’ajouter un champ «ouvert» à la table «cohorte» de type boolean.</text:span></text:p>
      <text:p text:style-name="P11"><text:span text:style-name="T16"/></text:p>
      <text:list xml:id="list2501190495" text:style-name="L12">
        <text:list-item>
          <text:p text:style-name="P22"><text:span text:style-name="T13">alter table cohorte add ouvert boolean;</text:span></text:p>
          <text:p text:style-name="P22"><text:span text:style-name="T13"/></text:p>
        </text:list-item>
        <text:list-item>
          <text:p text:style-name="P22"><text:soft-page-break/><text:span text:style-name="T13">select * from cohorte;</text:span></text:p>
        </text:list-item>
      </text:list>
      <text:p text:style-name="P12"><text:span text:style-name="T19">+----+------------+------------+------------------+--------+</text:span></text:p>
      <text:p text:style-name="P12"><text:span text:style-name="T19">| id | date_debut | date_fin <text:s text:c="2"/>| nombre_apprenant | </text:span><text:span text:style-name="T23">ouvert |</text:span></text:p>
      <text:p text:style-name="P12"><text:span text:style-name="T19">+----+------------+------------+------------------+--------+</text:span></text:p>
      <text:p text:style-name="P12"><text:span text:style-name="T19">| <text:s/>1 | 2019-04-01 | 2019-11-30 | <text:s text:c="14"/>26 | <text:s text:c="2"/>NULL |</text:span></text:p>
      <text:p text:style-name="P23"><text:span text:style-name="T9">| <text:s/>2 | 2019-04-01 | 2019-11-30 | <text:s text:c="14"/>26 | <text:s text:c="2"/>NULL |</text:span></text:p>
      <text:p text:style-name="P23"><text:span text:style-name="T8"/></text:p>
      <text:p text:style-name="P23"><text:span text:style-name="T8"/></text:p>
      <text:p text:style-name="P24"><text:span text:style-name="T8">8- </text:span><text:span text:style-name="T7">Modifier le type du champ sexe au-lieu de boolean on utilise Char(1).</text:span></text:p>
      <text:p text:style-name="P24"><text:span text:style-name="T7"/></text:p>
      <text:list xml:id="list3220501165" text:style-name="L13">
        <text:list-item>
          <text:p text:style-name="P17"><text:span text:style-name="T18">alter table apprenant modify sexe char (1);</text:span></text:p>
        </text:list-item>
      </text:list>
      <text:p text:style-name="P16"><text:span text:style-name="T18"/></text:p>
      <text:list xml:id="list182006210566953" text:continue-numbering="true" text:style-name="L13">
        <text:list-item>
          <text:p text:style-name="P17"><text:span text:style-name="T18"><text:s/>desc apprenant;</text:span></text:p>
        </text:list-item>
      </text:list>
      <text:p text:style-name="P13"><text:span text:style-name="T18">+----------------+-------------+------+-----+---------+----------------+</text:span></text:p>
      <text:p text:style-name="P13"><text:span text:style-name="T18">| Field <text:s text:c="9"/>| Type <text:s text:c="7"/>| Null | Key | Default | Extra <text:s text:c="9"/>|</text:span></text:p>
      <text:p text:style-name="P13"><text:span text:style-name="T18">+----------------+-------------+------+-----+---------+----------------+</text:span></text:p>
      <text:p text:style-name="P13"><text:span text:style-name="T18">| id <text:s text:c="12"/>| int(11) <text:s text:c="4"/>| NO <text:s text:c="2"/>| PRI | NULL <text:s text:c="3"/>| auto_increment |</text:span></text:p>
      <text:p text:style-name="P13"><text:span text:style-name="T18">| nom <text:s text:c="11"/>| varchar(45) | NO <text:s text:c="2"/>| <text:s text:c="4"/>| NULL <text:s text:c="3"/>| <text:s text:c="15"/>|</text:span></text:p>
      <text:p text:style-name="P13"><text:span text:style-name="T18">| prenom <text:s text:c="8"/>| varchar(45) | NO <text:s text:c="2"/>| <text:s text:c="4"/>| NULL <text:s text:c="3"/>| <text:s text:c="15"/>|</text:span></text:p>
      <text:p text:style-name="P13"><text:span text:style-name="T18">| statut <text:s text:c="8"/>| varchar(45) | NO <text:s text:c="2"/>| <text:s text:c="4"/>| NULL <text:s text:c="3"/>| <text:s text:c="15"/>|</text:span></text:p>
      <text:p text:style-name="P13"><text:span text:style-name="T18">| date_naissance | date <text:s text:c="7"/>| NO <text:s text:c="2"/>| <text:s text:c="4"/>| NULL <text:s text:c="3"/>| <text:s text:c="15"/>|</text:span></text:p>
      <text:p text:style-name="P13"><text:span text:style-name="T22">| sexe <text:s text:c="10"/>| char(1) <text:s text:c="4"/>| YES <text:s/>| <text:s text:c="4"/>| NULL <text:s text:c="3"/>| </text:span><text:span text:style-name="T18"><text:s text:c="15"/>|</text:span></text:p>
      <text:p text:style-name="P13"><text:span text:style-name="T18">| email <text:s text:c="9"/>| varchar(45) | NO <text:s text:c="2"/>| <text:s text:c="4"/>| NULL <text:s text:c="3"/>| <text:s text:c="15"/>|</text:span></text:p>
      <text:p text:style-name="P13"><text:span text:style-name="T18">| tel <text:s text:c="11"/>| int(11) <text:s text:c="4"/>| NO <text:s text:c="2"/>| <text:s text:c="4"/>| NULL <text:s text:c="3"/>| <text:s text:c="15"/>|</text:span></text:p>
      <text:p text:style-name="P13"><text:span text:style-name="T18">| id_referentiel | int(11) <text:s text:c="4"/>| NO <text:s text:c="2"/>| MUL | NULL <text:s text:c="3"/>| <text:s text:c="15"/>|</text:span></text:p>
      <text:p text:style-name="P13"><text:span text:style-name="T18">| id_cohorte <text:s text:c="4"/>| int(11) <text:s text:c="4"/>| NO <text:s text:c="2"/>| MUL | NULL <text:s text:c="3"/>| <text:s text:c="15"/>|</text:span></text:p>
      <text:p text:style-name="P13"><text:span text:style-name="T18">| id_fabrique <text:s text:c="3"/>| int(11) <text:s text:c="4"/>| NO <text:s text:c="2"/>| MUL | NULL <text:s text:c="3"/>| <text:s text:c="15"/>|</text:span></text:p>
      <text:p text:style-name="P13"><text:span text:style-name="T18">+----------------+-------------+------+-----+---------+----------------+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fo:color="#182f7c" style:font-name="OpenSymbol" fo:font-family="OpenSymbol" style:font-charset="x-symbol" fo:font-size="13pt" style:font-name-asian="OpenSymbol" style:font-family-asian="OpenSymbol" style:font-charset-asian="x-symbol" style:font-size-asian="11.3500003814697pt" style:font-name-complex="OpenSymbol" style:font-family-complex="OpenSymbol" style:font-charset-complex="x-symbol" style:font-size-complex="13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0:13:47.309379498</meta:creation-date>
    <dc:date>2019-07-04T18:20:05.051381690</dc:date>
    <meta:editing-duration>PT1H57M41S</meta:editing-duration>
    <meta:editing-cycles>1</meta:editing-cycles>
    <meta:document-statistic meta:table-count="0" meta:image-count="0" meta:object-count="0" meta:page-count="2" meta:paragraph-count="53" meta:word-count="412" meta:character-count="2547" meta:non-whitespace-character-count="1781"/>
    <meta:generator>LibreOffice/6.0.7.3$Linux_X86_64 LibreOffice_project/00m0$Build-3</meta:generator>
  </office:meta>
</office:document-meta>
</file>